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 / Mise en route | Tutoriels &gt; Mise en route<text:line-break/>13. Tampons<text:line-break/>Démarrer avec SuperCollider<text:line-break/>Voir aussi : 00. Premiers pas avec SC<text:line-break/>Les tampons représentent les tampons du serveur, qui sont des tableaux ordonnés de nombres flottants sur le serveur. Le terme "float" est l'abréviation de floating point number (nombre à virgule flottante), ce qui signifie un nombre avec une virgule décimale, comme 1,3. Par opposition aux nombres entiers, qui sont des nombres entiers positifs ou négatifs (ou zéro), et qui sont écrits sans virgule. Ainsi, 1 est un nombre entier, mais 1,0 est un nombre flottant.<text:line-break/><text:line-break/>Les tampons du serveur peuvent être à un ou plusieurs canaux et constituent le moyen habituel de stocker des données côté serveur. Leur utilisation la plus courante est de contenir des fichiers audio en mémoire, mais toute sorte de données pouvant être représentées par des flottants peut être stockée dans un tampon.<text:line-break/><text:line-break/>Comme pour les bus, le nombre de tampons est défini avant le démarrage du serveur (à l'aide de ServerOptions), mais avant que les tampons puissent être utilisés, il faut leur allouer de la mémoire, ce qui est une étape asynchrone. Tout comme les bus, les tampons sont numérotés, à partir de 0. L'utilisation de Buffer permet d'allouer des numéros et d'éviter les conflits.<text:line-break/><text:line-break/>Vous pouvez considérer les tampons comme l'équivalent côté serveur d'un tableau, mais sans toutes les élégantes fonctionnalités de la POO. Heureusement, avec les tampons et la possibilité de manipuler les données dans l'application cliente lorsque cela est nécessaire, vous pouvez faire presque tout ce que vous voulez avec les données des tampons. Les tampons d'un serveur sont globaux, ce qui signifie qu'ils peuvent être accédés par n'importe quel synthé, et par plus d'un à la fois. Il est possible d'y écrire ou même d'en modifier la taille pendant qu'on les lit.<text:line-break/><text:line-break/>De nombreuses méthodes de Buffer ont de nombreux arguments. Il va sans dire que pour obtenir des informations complètes, consultez le fichier d'aide de Buffer.<text:line-break/><text:line-break/>Création d'un objet Buffer et allocation de mémoire<text:line-break/>Créer un objet Buffer et allouer la mémoire nécessaire dans l'application serveur est assez facile. Vous pouvez le faire en une seule étape avec la méthode alloc de Buffer :<text:line-break/>s.boot ;<text:line-break/>b = Buffer.alloc(s, 100, 2) ; // alloue 2 canaux et 100 images<text:line-break/>b.free ; // libère la mémoire (lorsque vous avez fini de l'utiliser)<text:line-break/>L'exemple ci-dessus alloue une mémoire tampon à 2 canaux avec 100 images. Le nombre réel de valeurs stockées est numChannels * numFrames, donc dans ce cas il y aura 200 flottants. Dans ce cas, chaque trame correspond à une paire de valeurs.<text:line-break/><text:line-break/>Si vous souhaitez allouer des données en termes de secondes, plutôt qu'en termes de trames, vous pouvez procéder comme suit :<text:line-break/>b = Buffer.alloc(s, s.sampleRate * 8.0, 2) ; // un tampon stéréo de 8 secondes<text:line-break/>b.free ;<text:line-break/>La méthode 'free' de Buffer libère la mémoire sur le serveur et renvoie le numéro du Buffer pour réaffectation. Vous ne devez pas utiliser un objet Buffer après avoir effectué cette opération.<text:line-break/><text:line-break/>Utilisation de tampons avec des fichiers audio<text:line-break/>La classe Buffer possède une autre méthode appelée "read", qui lit un fichier son du disque vers la mémoire et renvoie un objet Buffer. En utilisant l'objet UGen PlayBuf, nous pouvons lire le fichier.<text:line-break/><text:soft-page-break/>// lire un fichier son<text:line-break/>b = Buffer.read(s, Platform.resourceDir +/+ "sounds/a11wlk01.wav") ;<text:line-break/><text:line-break/>// maintenant, jouons-le<text:line-break/>(<text:line-break/>x = SynthDef("tutorial-PlayBuf",{ arg out = 0, bufnum ;<text:line-break/> <text:s text:c="3"/>Out.ar( out,<text:line-break/> <text:s text:c="7"/>PlayBuf.ar(1, bufnum, BufRateScale.kr(bufnum))<text:line-break/> <text:s text:c="3"/>)<text:line-break/>}).play(s,[\bufnum, b]) ;<text:line-break/>)<text:line-break/>x.free ; b.free ;<text:line-break/>PlayBuf.ar dispose d'un certain nombre d'arguments qui vous permettent de contrôler divers aspects de son fonctionnement. Jetez un coup d'œil au fichier d'aide de PlayBuf pour plus de détails sur chacun d'entre eux, mais pour l'instant, contentons-nous des trois premiers, utilisés dans l'exemple ci-dessus.<text:line-break/>PlayBuf.ar(<text:line-break/> <text:s text:c="3"/>1, // nombre de canaux<text:line-break/> <text:s text:c="3"/>bufnum, // nombre de tampons à jouer<text:line-break/> <text:s text:c="3"/>BufRateScale.kr(bufnum) // taux de lecture<text:line-break/> <text:s text:c="3"/>)<text:line-break/>Nombre de canaux : Lorsque vous travaillez avec PlayBuf, vous devez lui indiquer le nombre de canaux du tampon qu'il lira. Vous ne pouvez pas en faire un argument dans la SynthDef et le changer plus tard. Pourquoi ? Rappelez-vous que les SynthDefs doivent avoir un nombre fixe de canaux de sortie. Donc un PlayBuf à un canal est toujours un PlayBuf à un canal. Si vous avez besoin de versions qui peuvent jouer un nombre variable de canaux, créez plusieurs SynthDefs ou utilisez Function-play.<text:line-break/><text:line-break/>Numéro de Buffer : Comme indiqué ci-dessus, les Buffers sont numérotés, en commençant par zéro. Vous pouvez obtenir le numéro d'un Buffer en utilisant sa méthode bufnum, mais vous n'aurez normalement pas besoin de le faire, puisque les objets Buffer peuvent être passés directement en tant qu'entrées UGen ou args Synth.<text:line-break/><text:line-break/>Vitesse de lecture : Un taux de 1 correspondrait à une vitesse normale, 2 à une vitesse deux fois plus rapide, etc. Mais ici, nous voyons un UGen appelé BufRateScale. Ce qu'il fait, c'est vérifier l'échantillonnage du tampon (qui est réglé pour correspondre à celui du fichier son lorsqu'il est chargé) et produire le taux qui correspondrait à la vitesse normale. Ceci est utile car le fichier son que nous avons chargé (a11wlk01.wav) a un taux d'échantillonnage de 11025 Hz. Avec un taux de 1, PlayBuf le lirait en utilisant le taux d'échantillonnage du serveur, qui est généralement de 44100 Hz, soit quatre fois plus vite ! BufRateScale ramène donc les choses à la normale.<text:line-break/><text:line-break/>Lecture en continu d'un fichier à partir du disque<text:line-break/>Dans certains cas, par exemple lorsque vous travaillez avec de très gros fichiers, vous ne voudrez peut-être pas charger complètement un son en mémoire. Au lieu de cela, vous pouvez l'introduire en continu à partir du disque, petit à petit, en utilisant la méthode DiskIn d'UGen et la méthode 'cueSoundFile' de Buffer :<text:line-break/>(<text:line-break/>SynthDef("tutorial-Buffer-cue",{ arg out=0,bufnum ;<text:line-break/> <text:s text:c="3"/>Out.ar(out,<text:line-break/> <text:s text:c="7"/>DiskIn.ar( 1, bufnum )<text:line-break/> <text:s text:c="3"/>)<text:line-break/>).add ;<text:line-break/><text:soft-page-break/>)<text:line-break/><text:line-break/>b = Buffer.cueSoundFile(s,Platform.resourceDir +/+ "sounds/a11wlk01-44_1.aiff", 0, 1) ;<text:line-break/>y = Synth.new("tutorial-Buffer-cue", [\bufnum,b], s) ;<text:line-break/><text:line-break/>b.free ; y.free ;<text:line-break/>Cette méthode n'est pas aussi souple que PlayBuf (pas de contrôle de la vitesse), mais elle permet d'économiser de la mémoire.1<text:line-break/><text:line-break/>En savoir plus sur les variables d'instance et les fonctions d'action<text:line-break/>Maintenant, un peu plus de POO. Rappelez-vous que les objets individuels stockent des données dans des variables d'instance. Certaines variables d'instance possèdent ce que l'on appelle des méthodes getter ou setter, qui vous permettent d'obtenir ou de définir leurs valeurs. Nous avons déjà vu cela en action avec la méthode "bufnum" de Buffer, qui est une méthode d'obtention pour sa variable d'instance numéro de tampon.<text:line-break/><text:line-break/>Buffer dispose d'un certain nombre d'autres variables d'instance dotées d'entrées qui peuvent fournir des informations utiles. Celles qui nous intéressent pour l'instant sont numChannels, numFrames et sampleRate. Celles-ci peuvent être particulièrement utiles lorsque l'on travaille avec des fichiers audio, car nous n'avons pas forcément toutes ces informations à portée de main avant de charger le fichier.<text:line-break/>// regarder la fenêtre d'affichage<text:line-break/>b = Buffer.read(s, Platform.resourceDir +/+ "sounds/a11wlk01.wav") ;<text:line-break/>b.bufnum ;<text:line-break/>b.numFrames ;<text:line-break/>b.numChannels ;<text:line-break/>b.sampleRate ;<text:line-break/>b.free ;<text:line-break/>Maintenant (comme dans l'exemple utilisant une fonction d'action dans notre exemple Bus-get ; voir 11. Busses), en raison de la faible latence de messagerie entre le client et le serveur, les variables d'instance ne seront pas immédiatement mises à jour lorsque vous ferez quelque chose comme lire un fichier dans un tampon. C'est pourquoi de nombreuses méthodes de Buffer prennent des fonctions d'action comme arguments. Rappelez-vous qu'une fonction d'action est simplement une fonction qui sera évaluée une fois que le client aura reçu une réponse et mis à jour les variables du tampon. L'objet Buffer lui est passé en argument.<text:line-break/>// avec une fonction d'action<text:line-break/>// notez que les variables ne sont pas immédiatement mises à jour<text:line-break/>(<text:line-break/>b = Buffer.read(s, Platform.resourceDir +/+ "sounds/a11wlk01.wav", action : { arg buffer ;<text:line-break/> <text:s text:c="3"/>("numFrames après mise à jour :" + buffer.numFrames).postln ;<text:line-break/> <text:s text:c="3"/>x = { PlayBuf.ar(1, buffer, BufRateScale.kr(buffer)) }.play ;<text:line-break/>}) ;<text:line-break/><text:line-break/>// Notez que la ligne suivante sera exécutée AVANT la fonction d'action<text:line-break/>("numFrames avant la mise à jour :" + b.numFrames).postln ;<text:line-break/>)<text:line-break/>x.free ; b.free ;<text:line-break/>Dans l'exemple ci-dessus, le client envoie la commande de lecture à l'application serveur, ainsi qu'une demande d'informations nécessaires à la mise à jour des variables d'instance du tampon. Il demande ensuite à la fonction d'action d'être exécutée lorsqu'il reçoit la réponse, et poursuit l'exécution du bloc de code. C'est pourquoi la ligne "Before update..." s'exécute en premier.<text:line-break/><text:line-break/><text:soft-page-break/>Enregistrement dans des tampons<text:line-break/>Outre PlayBuf, il existe un UGen appelé RecordBuf, qui vous permet d'enregistrer dans un tampon.<text:line-break/>b = Buffer.alloc(s, s.sampleRate * 5, 1) ; // un tampon de 5 secondes à 1 canal<text:line-break/><text:line-break/>// enregistrement pendant quatre secondes<text:line-break/>(<text:line-break/>x = SynthDef("tutorial-RecordBuf",{ arg out=0,bufnum=0 ;<text:line-break/> <text:s text:c="3"/>var noise ;<text:line-break/> <text:s text:c="3"/>noise = PinkNoise.ar(0.3) ; // enregistrer un peu de PinkNoise<text:line-break/> <text:s text:c="3"/>RecordBuf.ar(noise, bufnum) ; // par défaut, cela se boucle<text:line-break/>}).play(s,[\out, 0, \bufnum, b]) ;<text:line-break/>)<text:line-break/><text:line-break/>// libérer le synthétiseur d'enregistrement après quelques secondes<text:line-break/>x.free ;<text:line-break/><text:line-break/>// lecture de l'enregistrement<text:line-break/>(<text:line-break/>SynthDef("tutorial-playback",{ arg out=0,bufnum=0 ;<text:line-break/> <text:s text:c="3"/>var playbuf ;<text:line-break/> <text:s text:c="3"/>playbuf = PlayBuf.ar(1,bufnum) ;<text:line-break/> <text:s text:c="3"/>FreeSelfWhenDone.kr(playbuf) ; // libère le synthé lorsque le PlayBuf a joué une fois<text:line-break/> <text:s text:c="3"/>Out.ar(out, playbuf) ;<text:line-break/>}).play(s,[\out, 0, \bufnum, b]) ;<text:line-break/>)<text:line-break/>b.free ;<text:line-break/>Voir le fichier d'aide de RecordBuf pour plus de détails sur toutes ses options.<text:line-break/><text:line-break/>Accès aux données<text:line-break/>Buffer dispose d'un certain nombre de méthodes permettant d'obtenir ou de définir des valeurs dans un tampon. Buffer-get et Buffer-set sont simples à utiliser et prennent un index en argument. Les tampons multicanaux entrelacent leurs données, de sorte que pour un tampon à deux canaux, l'index 0 = frame1-chan1, l'index 1 = frame1-chan2, l'index 2 = frame2-chan1, et ainsi de suite. La fonction 'get' prend une fonction d'action.<text:line-break/>b = Buffer.alloc(s, 8, 1) ;<text:line-break/>b.set(7, 0.5) ; // fixe la valeur de 7 à 0.5<text:line-break/>b.get(7, {|msg| msg.postln}) ; // récupère la valeur à 7 et l'affiche lorsque la réponse est reçue<text:line-break/>b.free ;<text:line-break/>Les méthodes "getn" et "setn" permettent d'obtenir et de définir des plages de valeurs adjacentes. La méthode "setn" prend un indice de départ et un tableau de valeurs à définir, tandis que la méthode "getn" prend un indice de départ, le nombre de valeurs à obtenir et une fonction d'action.<text:line-break/>b = Buffer.alloc(s,16) ;<text:line-break/>b.setn(0, [1, 2, 3]) ; // définit les 3 premières valeurs<text:line-break/>b.getn(0, 3, {|msg| msg.postln}) ; // les récupérer<text:line-break/>b.setn(0, Array.fill(b.numFrames, {1.0.rand})) ; // remplir le tampon avec des valeurs aléatoires<text:line-break/>b.getn(0, b.numFrames, {|msg| msg.postln}) ; // les obtient<text:line-break/>b.free ;<text:line-break/>Il existe une limite supérieure au nombre de valeurs que vous pouvez obtenir ou définir à la fois (généralement 1633 lorsque vous utilisez UDP, la valeur par défaut). Ceci est dû à une limite sur la taille des paquets du réseau. Pour y remédier, Buffer dispose de deux méthodes, "loadCollection" et "loadToFloatArray", qui permettent de définir ou d'obtenir de grandes quantités de données en les écrivant sur le disque, puis en les chargeant sur le client ou le serveur, selon le cas.<text:line-break/><text:soft-page-break/>(<text:line-break/>// faire du bruit blanc<text:line-break/>v = FloatArray.fill(44100, {1.0.rand2}) ;<text:line-break/>b = Buffer.alloc(s, 44100) ;<text:line-break/>)<text:line-break/>(<text:line-break/>// charger le FloatArray dans b, puis le lire<text:line-break/>b.loadCollection(v, action : {|buf|<text:line-break/> <text:s text:c="3"/>x = { PlayBuf.ar(buf.numChannels, buf, BufRateScale.kr(buf), loop : 1)<text:line-break/> <text:s text:c="7"/>* 0.2 }.play ;<text:line-break/>}) ;<text:line-break/>)<text:line-break/>x.free ;<text:line-break/><text:line-break/>// récupère maintenant le FloatArray, et le compare à v ; ceci affiche 'true'<text:line-break/>// les arguments 0, -1 signifient que l'on commence au début et que l'on charge tout le tampon<text:line-break/>b.loadToFloatArray(0, -1, {|floatArray| (floatArray == v).postln }) ;<text:line-break/>b.free ;<text:line-break/>Un FloatArray est simplement une sous-classe de Array qui ne peut contenir que des flottants.<text:line-break/><text:line-break/>Tracer et jouer<text:line-break/>Buffer dispose de deux méthodes de commodité utiles : "plot" et "play".<text:line-break/>// voir la forme d'onde<text:line-break/>b = Buffer.read(s, Platform.resourceDir +/+ "sounds/a11wlk01.wav") ;<text:line-break/>b.plot ;<text:line-break/><text:line-break/>// lire le contenu<text:line-break/>// ceci prend un argument : loop. Si false (par défaut), le synthé résultant est<text:line-break/>// libéré automatiquement<text:line-break/>b.play ; // se libère lui-même<text:line-break/>x = b.play(true) ; // boucle donc ne se libère pas<text:line-break/>x.free ; b.free ;<text:line-break/>Autres utilisations des tampons<text:line-break/>En plus d'être utilisés pour charger des fichiers audio, les tampons sont également utiles dans toutes les situations où vous avez besoin d'ensembles de données volumineux et/ou accessibles globalement sur le serveur. Un exemple d'une autre utilisation est la création d'une table de recherche pour la mise en forme des ondes.<text:line-break/>b = Buffer.alloc(s, 512, 1) ;<text:line-break/>b.cheby([1,0,1,1,0,1]);<text:line-break/>(<text:line-break/>x = play({<text:line-break/> <text:s text:c="3"/>Shaper.ar(<text:line-break/> <text:s text:c="7"/>b,<text:line-break/> <text:s text:c="7"/>SinOsc.ar(300, 0, Line.kr(0,1,6)),<text:line-break/> <text:s text:c="7"/>0.5<text:line-break/> <text:s text:c="3"/>)<text:line-break/>}) ;<text:line-break/>)<text:line-break/>x.free ; b.free ;<text:line-break/>L'UGen Shaper effectue une mise en forme des ondes sur une source d'entrée. La méthode 'cheby' remplit le tampon avec une série de polynômes de Chebyshev, qui sont nécessaires pour cela. (Ne vous inquiétez pas si vous ne comprenez pas tout cela.) Buffer dispose de nombreuses méthodes <text:soft-page-break/>similaires pour remplir un tampon avec différentes formes d'ondes.<text:line-break/><text:line-break/>Il existe de nombreuses autres utilisations des tampons. Vous les rencontrerez tout au long de la documentation.<text:line-break/><text:line-break/>Pour plus d'informations, voir :<text:line-break/><text:line-break/>Buffer, PlayBuf, RecordBuf, SynthDef, BufRateScale, Shaper<text:line-break/><text:line-break/>____________________<text:line-break/><text:line-break/>Ce document fait partie du tutoriel "Getting Started With SuperCollider".<text:line-break/><text:line-break/>Cliquez ici pour passer à la section suivante : 14. Programmation d'événements<text:line-break/><text:line-break/>Cliquez ici pour revenir à la table des matières : 00. Démarrer avec SC<text:line-break/><text:line-break/>[1] - Pour une vitesse de lecture variable lors de la diffusion à partir d'un disque, consultez l'UGen VDiskIn.<text:line-break/>helpfile source : C:\NProgram Files\NSuperCollider-3.13.0\NHelpSource\NTutorials\NPrise en main\N13-Buffers.schelp<text:line-break/>link::Tutorials/Getting-Started/13-Buffer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53:30.338000000</meta:creation-date>
    <dc:date>2023-12-13T22:54:00.553000000</dc:date>
    <meta:editing-duration>PT30S</meta:editing-duration>
    <meta:editing-cycles>1</meta:editing-cycles>
    <meta:document-statistic meta:table-count="0" meta:image-count="0" meta:object-count="0" meta:page-count="6" meta:paragraph-count="1" meta:word-count="2241" meta:character-count="14314" meta:non-whitespace-character-count="11914"/>
    <meta:generator>LibreOffice/7.6.2.1$Windows_X86_64 LibreOffice_project/56f7684011345957bbf33a7ee678afaf4d2ba333</meta:generator>
  </office:meta>
</office:document-meta>
</file>